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標題及物件_7e_LT_7e_Gliederung_20_1">
      <style:text-properties fo:font-size="20pt" style:text-underline-style="solid" style:text-underline-width="auto" style:text-underline-color="font-color" fo:font-weight="bold" officeooo:rsid="001e6d6d" officeooo:paragraph-rsid="001e6d6d" style:font-size-asian="20pt" style:font-weight-asian="bold" style:font-size-complex="20pt" style:font-weight-complex="bold"/>
    </style:style>
    <style:style style:name="P2" style:family="paragraph" style:parent-style-name="標題及物件_7e_LT_7e_Gliederung_20_1">
      <style:text-properties fo:font-size="14pt" style:text-underline-style="none" fo:font-weight="bold" officeooo:rsid="001e6d6d" officeooo:paragraph-rsid="001e6d6d" style:font-size-asian="12.25pt" style:font-weight-asian="bold" style:font-size-complex="14pt" style:font-weight-complex="bold"/>
    </style:style>
    <style:style style:name="P3" style:family="paragraph" style:parent-style-name="標題及物件_7e_LT_7e_Gliederung_20_2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/>
      <style:text-properties fo:font-size="13pt" style:font-size-asian="13pt" style:font-size-complex="13pt"/>
    </style:style>
    <style:style style:name="P4" style:family="paragraph" style:parent-style-name="標題及物件_7e_LT_7e_Gliederung_20_2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/>
      <style:text-properties fo:font-size="13pt" officeooo:rsid="001e6d6d" officeooo:paragraph-rsid="001e6d6d" style:font-size-asian="13pt" style:font-size-complex="13pt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style:font-weight-asian="normal"/>
    </style:style>
    <style:style style:name="T3" style:family="text">
      <style:text-properties style:font-name="Calibri" officeooo:rsid="001e6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port part</text:span></text:p>
      <text:p text:style-name="P2"><text:span text:style-name="T1">姓名：林文盛 學號：F74037049</text:span></text:p>
      <text:p text:style-name="P2"><text:span text:style-name="T1"/></text:p>
      <text:p text:style-name="P3"><text:span text:style-name="T3">1. </text:span><text:span text:style-name="T1">Analysis the results under different number of digits, training epoch, training size, etc</text:span></text:p>
      <text:p text:style-name="P4"><text:span text:style-name="T2">ANS: 我認爲這份作業的預測結果與訓練數據有非常直接和強烈的關系，因爲是用亂數產生的訓練數據，所以訓練數據的分布會印象訓練結果的準確性。在能夠有效抑制overfitting的情況下，越多的訓練數據，epoch和training size會產生越好的結果。</text:span></text:p>
      <text:p text:style-name="P3"><text:span text:style-name="T1"/></text:p>
      <text:p text:style-name="P3"><text:span text:style-name="T3">2. </text:span><text:span text:style-name="T1">Can we apply the same training approach for multipliction?</text:span></text:p>
      <text:p text:style-name="P3"><text:span text:style-name="T1">ANS</text:span><text:span text:style-name="T3">：可以，因爲利用了one-hot encoding，所以不論是任何符號或是算法，都可以利用添加feature和答案在理論上都能夠完全實現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1" style:display-name="標題投影片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Gliederung_20_2" style:display-name="標題投影片~LT~Gliederung 2" style:family="paragraph" style:parent-style-name="標題投影片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3" style:display-name="標題投影片~LT~Gliederung 3" style:family="paragraph" style:parent-style-name="標題投影片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4" style:display-name="標題投影片~LT~Gliederung 4" style:family="paragraph" style:parent-style-name="標題投影片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5" style:display-name="標題投影片~LT~Gliederung 5" style:family="paragraph" style:parent-style-name="標題投影片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6" style:display-name="標題投影片~LT~Gliederung 6" style:family="paragraph" style:parent-style-name="標題投影片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7" style:display-name="標題投影片~LT~Gliederung 7" style:family="paragraph" style:parent-style-name="標題投影片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8" style:display-name="標題投影片~LT~Gliederung 8" style:family="paragraph" style:parent-style-name="標題投影片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9" style:display-name="標題投影片~LT~Gliederung 9" style:family="paragraph" style:parent-style-name="標題投影片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Titel" style:display-name="標題投影片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Untertitel" style:display-name="標題投影片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Notizen" style:display-name="標題投影片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Hintergrundobjekte" style:display-name="標題投影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標題投影片_7e_LT_7e_Hintergrund" style:display-name="標題投影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1" style:display-name="標題及物件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Gliederung_20_2" style:display-name="標題及物件~LT~Gliederung 2" style:family="paragraph" style:parent-style-name="標題及物件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3" style:display-name="標題及物件~LT~Gliederung 3" style:family="paragraph" style:parent-style-name="標題及物件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及物件_7e_LT_7e_Gliederung_20_4" style:display-name="標題及物件~LT~Gliederung 4" style:family="paragraph" style:parent-style-name="標題及物件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及物件_7e_LT_7e_Gliederung_20_5" style:display-name="標題及物件~LT~Gliederung 5" style:family="paragraph" style:parent-style-name="標題及物件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6" style:display-name="標題及物件~LT~Gliederung 6" style:family="paragraph" style:parent-style-name="標題及物件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7" style:display-name="標題及物件~LT~Gliederung 7" style:family="paragraph" style:parent-style-name="標題及物件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8" style:display-name="標題及物件~LT~Gliederung 8" style:family="paragraph" style:parent-style-name="標題及物件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9" style:display-name="標題及物件~LT~Gliederung 9" style:family="paragraph" style:parent-style-name="標題及物件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Titel" style:display-name="標題及物件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Untertitel" style:display-name="標題及物件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Notizen" style:display-name="標題及物件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Hintergrundobjekte" style:display-name="標題及物件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標題及物件_7e_LT_7e_Hintergrund" style:display-name="標題及物件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03:04.650016459</meta:creation-date>
    <meta:generator>LibreOffice/5.1.6.2$Linux_X86_64 LibreOffice_project/10m0$Build-2</meta:generator>
    <dc:date>2018-05-14T17:13:24.669124188</dc:date>
    <meta:editing-duration>PT10M21S</meta:editing-duration>
    <meta:editing-cycles>1</meta:editing-cycles>
    <meta:document-statistic meta:table-count="0" meta:image-count="0" meta:object-count="0" meta:page-count="1" meta:paragraph-count="6" meta:word-count="185" meta:character-count="383" meta:non-whitespace-character-count="356"/>
  </office:meta>
</office:document-meta>
</file>